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ER INFO DATA</text:p>
      <text:p text:style-name="Normal"/>
      <text:p text:style-name="Normal">/etc/passwd : This is user identification info</text:p>
      <text:p text:style-name="Normal"/>
      <text:p text:style-name="Normal">/etc/shadow : hashed password info</text:p>
      <text:p text:style-name="Normal"/>
      <text:p text:style-name="Normal">/home : This is where the user resides<text:s/></text:p>
      <text:p text:style-name="Normal"/>
      <text:p text:style-name="Normal">/etc/group : Group info is stored</text:p>
      <text:p text:style-name="Normal"/>
      <text:p text:style-name="Normal">/var/spool/mail/ : This where mail for each user is stored</text:p>
      <text:p text:style-name="Normal">useradd to add user</text:p>
      <text:p text:style-name="Normal">grep babsk /etc/passwd</text:p>
      <text:p text:style-name="Normal">grep babsk /etc/shadow</text:p>
      <text:p text:style-name="Normal">useradd user1 &amp;&amp; echo user11 | passwd --stdin user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09:38:00Z</meta:creation-date>
    <dc:date>2024-09-21T09:40:00Z</dc:date>
    <meta:template xlink:href="Normal" xlink:type="simple"/>
    <meta:editing-cycles>1</meta:editing-cycles>
    <meta:editing-duration>PT120S</meta:editing-duration>
    <meta:document-statistic meta:page-count="1" meta:paragraph-count="1" meta:word-count="52" meta:character-count="352" meta:row-count="2" meta:non-whitespace-character-count="301"/>
  </office:meta>
</office:document-meta>
</file>